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182cm" table:align="left" fo:background-color="#f8f9fa">
        <style:background-image/>
      </style:table-properties>
    </style:style>
    <style:style style:name="Tabla1.A" style:family="table-column">
      <style:table-column-properties style:column-width="2.364cm"/>
    </style:style>
    <style:style style:name="Tabla1.B" style:family="table-column">
      <style:table-column-properties style:column-width="14.818cm"/>
    </style:style>
    <style:style style:name="Tabla1.A1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la1.A2" style:family="table-cell">
      <style:table-cell-properties style:vertical-align="middle" fo:padding="0.049cm" fo:border="0.05pt solid #a2a9b1"/>
    </style:style>
    <style:style style:name="Tabla1.B2" style:family="table-cell">
      <style:table-cell-properties style:vertical-align="middle" fo:padding="0.049cm" fo:border="0.05pt solid #a2a9b1"/>
    </style:style>
    <style:style style:name="Tabla1.A3" style:family="table-cell">
      <style:table-cell-properties style:vertical-align="middle" fo:padding="0.049cm" fo:border="0.05pt solid #a2a9b1"/>
    </style:style>
    <style:style style:name="Tabla1.B3" style:family="table-cell">
      <style:table-cell-properties style:vertical-align="middle" fo:padding="0.049cm" fo:border="0.05pt solid #a2a9b1"/>
    </style:style>
    <style:style style:name="Tabla1.A4" style:family="table-cell">
      <style:table-cell-properties style:vertical-align="middle" fo:padding="0.049cm" fo:border="0.05pt solid #a2a9b1"/>
    </style:style>
    <style:style style:name="Tabla1.B4" style:family="table-cell">
      <style:table-cell-properties style:vertical-align="middle" fo:padding="0.049cm" fo:border="0.05pt solid #a2a9b1"/>
    </style:style>
    <style:style style:name="Tabla1.A5" style:family="table-cell">
      <style:table-cell-properties style:vertical-align="middle" fo:padding="0.049cm" fo:border="0.05pt solid #a2a9b1"/>
    </style:style>
    <style:style style:name="Tabla1.B5" style:family="table-cell">
      <style:table-cell-properties style:vertical-align="middle" fo:padding="0.049cm" fo:border="0.05pt solid #a2a9b1"/>
    </style:style>
    <style:style style:name="Tabla1.A6" style:family="table-cell">
      <style:table-cell-properties style:vertical-align="middle" fo:padding="0.049cm" fo:border="0.05pt solid #a2a9b1"/>
    </style:style>
    <style:style style:name="Tabla1.B6" style:family="table-cell">
      <style:table-cell-properties style:vertical-align="middle" fo:padding="0.049cm" fo:border="0.05pt solid #a2a9b1"/>
    </style:style>
    <style:style style:name="Tabla1.A7" style:family="table-cell">
      <style:table-cell-properties style:vertical-align="middle" fo:padding="0.049cm" fo:border="0.05pt solid #a2a9b1"/>
    </style:style>
    <style:style style:name="Tabla1.B7" style:family="table-cell">
      <style:table-cell-properties style:vertical-align="middle" fo:padding="0.049cm" fo:border="0.05pt solid #a2a9b1"/>
    </style:style>
    <style:style style:name="Tabla1.A8" style:family="table-cell">
      <style:table-cell-properties style:vertical-align="middle" fo:padding="0.049cm" fo:border="0.05pt solid #a2a9b1"/>
    </style:style>
    <style:style style:name="Tabla1.B8" style:family="table-cell">
      <style:table-cell-properties style:vertical-align="middle" fo:padding="0.049cm" fo:border="0.05pt solid #a2a9b1"/>
    </style:style>
    <style:style style:name="Tabla1.A9" style:family="table-cell">
      <style:table-cell-properties style:vertical-align="middle" fo:padding="0.049cm" fo:border="0.05pt solid #a2a9b1"/>
    </style:style>
    <style:style style:name="Tabla1.B9" style:family="table-cell">
      <style:table-cell-properties style:vertical-align="middle" fo:padding="0.049cm" fo:border="0.05pt solid #a2a9b1"/>
    </style:style>
    <style:style style:name="Tabla1.A10" style:family="table-cell">
      <style:table-cell-properties style:vertical-align="middle" fo:padding="0.049cm" fo:border="0.05pt solid #a2a9b1"/>
    </style:style>
    <style:style style:name="Tabla1.B10" style:family="table-cell">
      <style:table-cell-properties style:vertical-align="middle" fo:padding="0.049cm" fo:border="0.05pt solid #a2a9b1"/>
    </style:style>
    <style:style style:name="Tabla1.A11" style:family="table-cell">
      <style:table-cell-properties style:vertical-align="middle" fo:padding="0.049cm" fo:border="0.05pt solid #a2a9b1"/>
    </style:style>
    <style:style style:name="Tabla1.B11" style:family="table-cell">
      <style:table-cell-properties style:vertical-align="middle" fo:padding="0.049cm" fo:border="0.05pt solid #a2a9b1"/>
    </style:style>
    <style:style style:name="Tabla1.A12" style:family="table-cell">
      <style:table-cell-properties style:vertical-align="middle" fo:padding="0.049cm" fo:border="0.05pt solid #a2a9b1"/>
    </style:style>
    <style:style style:name="Tabla1.B12" style:family="table-cell">
      <style:table-cell-properties style:vertical-align="middle" fo:padding="0.049cm" fo:border="0.05pt solid #a2a9b1"/>
    </style:style>
    <style:style style:name="Tabla1.A13" style:family="table-cell">
      <style:table-cell-properties style:vertical-align="middle" fo:padding="0.049cm" fo:border="0.05pt solid #a2a9b1"/>
    </style:style>
    <style:style style:name="Tabla1.B13" style:family="table-cell">
      <style:table-cell-properties style:vertical-align="middle" fo:padding="0.049cm" fo:border="0.05pt solid #a2a9b1"/>
    </style:style>
    <style:style style:name="Tabla1.A14" style:family="table-cell">
      <style:table-cell-properties style:vertical-align="middle" fo:padding="0.049cm" fo:border="0.05pt solid #a2a9b1"/>
    </style:style>
    <style:style style:name="Tabla1.B14" style:family="table-cell">
      <style:table-cell-properties style:vertical-align="middle" fo:padding="0.049cm" fo:border="0.05pt solid #a2a9b1"/>
    </style:style>
    <style:style style:name="Tabla1.A15" style:family="table-cell">
      <style:table-cell-properties style:vertical-align="middle" fo:padding="0.049cm" fo:border="0.05pt solid #a2a9b1"/>
    </style:style>
    <style:style style:name="Tabla1.B15" style:family="table-cell">
      <style:table-cell-properties style:vertical-align="middle" fo:padding="0.049cm" fo:border="0.05pt solid #a2a9b1"/>
    </style:style>
    <style:style style:name="Tabla1.A16" style:family="table-cell">
      <style:table-cell-properties style:vertical-align="middle" fo:padding="0.049cm" fo:border="0.05pt solid #a2a9b1"/>
    </style:style>
    <style:style style:name="Tabla1.B16" style:family="table-cell">
      <style:table-cell-properties style:vertical-align="middle" fo:padding="0.049cm" fo:border="0.05pt solid #a2a9b1"/>
    </style:style>
    <style:style style:name="Tabla1.A17" style:family="table-cell">
      <style:table-cell-properties style:vertical-align="middle" fo:padding="0.049cm" fo:border="0.05pt solid #a2a9b1"/>
    </style:style>
    <style:style style:name="Tabla1.B17" style:family="table-cell">
      <style:table-cell-properties style:vertical-align="middle" fo:padding="0.049cm" fo:border="0.05pt solid #a2a9b1"/>
    </style:style>
    <style:style style:name="Tabla1.A18" style:family="table-cell">
      <style:table-cell-properties style:vertical-align="middle" fo:padding="0.049cm" fo:border="0.05pt solid #a2a9b1"/>
    </style:style>
    <style:style style:name="Tabla1.B18" style:family="table-cell">
      <style:table-cell-properties style:vertical-align="middle" fo:padding="0.049cm" fo:border="0.05pt solid #a2a9b1"/>
    </style:style>
    <style:style style:name="Tabla1.A19" style:family="table-cell">
      <style:table-cell-properties style:vertical-align="middle" fo:padding="0.049cm" fo:border="0.05pt solid #a2a9b1"/>
    </style:style>
    <style:style style:name="Tabla1.B19" style:family="table-cell">
      <style:table-cell-properties style:vertical-align="middle" fo:padding="0.049cm" fo:border="0.05pt solid #a2a9b1"/>
    </style:style>
    <style:style style:name="Tabla1.A20" style:family="table-cell">
      <style:table-cell-properties style:vertical-align="middle" fo:padding="0.049cm" fo:border="0.05pt solid #a2a9b1"/>
    </style:style>
    <style:style style:name="Tabla1.B20" style:family="table-cell">
      <style:table-cell-properties style:vertical-align="middle" fo:padding="0.049cm" fo:border="0.05pt solid #a2a9b1"/>
    </style:style>
    <style:style style:name="Tabla1.A21" style:family="table-cell">
      <style:table-cell-properties style:vertical-align="middle" fo:padding="0.049cm" fo:border="0.05pt solid #a2a9b1"/>
    </style:style>
    <style:style style:name="Tabla1.B21" style:family="table-cell">
      <style:table-cell-properties style:vertical-align="middle" fo:padding="0.049cm" fo:border="0.05pt solid #a2a9b1"/>
    </style:style>
    <style:style style:name="Tabla1.A22" style:family="table-cell">
      <style:table-cell-properties style:vertical-align="middle" fo:padding="0.049cm" fo:border="0.05pt solid #a2a9b1"/>
    </style:style>
    <style:style style:name="Tabla1.B22" style:family="table-cell">
      <style:table-cell-properties style:vertical-align="middle" fo:padding="0.049cm" fo:border="0.05pt solid #a2a9b1"/>
    </style:style>
    <style:style style:name="Tabla1.A23" style:family="table-cell">
      <style:table-cell-properties style:vertical-align="middle" fo:padding="0.049cm" fo:border="0.05pt solid #a2a9b1"/>
    </style:style>
    <style:style style:name="Tabla1.B23" style:family="table-cell">
      <style:table-cell-properties style:vertical-align="middle" fo:padding="0.049cm" fo:border="0.05pt solid #a2a9b1"/>
    </style:style>
    <style:style style:name="Tabla1.A24" style:family="table-cell">
      <style:table-cell-properties style:vertical-align="middle" fo:padding="0.049cm" fo:border="0.05pt solid #a2a9b1"/>
    </style:style>
    <style:style style:name="Tabla1.B24" style:family="table-cell">
      <style:table-cell-properties style:vertical-align="middle" fo:padding="0.049cm" fo:border="0.05pt solid #a2a9b1"/>
    </style:style>
    <style:style style:name="Tabla1.A25" style:family="table-cell">
      <style:table-cell-properties style:vertical-align="middle" fo:padding="0.049cm" fo:border="0.05pt solid #a2a9b1"/>
    </style:style>
    <style:style style:name="Tabla1.B25" style:family="table-cell">
      <style:table-cell-properties style:vertical-align="middle" fo:padding="0.049cm" fo:border="0.05pt solid #a2a9b1"/>
    </style:style>
    <style:style style:name="Tabla1.A26" style:family="table-cell">
      <style:table-cell-properties style:vertical-align="middle" fo:padding="0.049cm" fo:border="0.05pt solid #a2a9b1"/>
    </style:style>
    <style:style style:name="Tabla1.B26" style:family="table-cell">
      <style:table-cell-properties style:vertical-align="middle" fo:padding="0.049cm" fo:border="0.05pt solid #a2a9b1"/>
    </style:style>
    <style:style style:name="Tabla1.A27" style:family="table-cell">
      <style:table-cell-properties style:vertical-align="middle" fo:padding="0.049cm" fo:border="0.05pt solid #a2a9b1"/>
    </style:style>
    <style:style style:name="Tabla1.B27" style:family="table-cell">
      <style:table-cell-properties style:vertical-align="middle" fo:padding="0.049cm" fo:border="0.05pt solid #a2a9b1"/>
    </style:style>
    <style:style style:name="Tabla1.A28" style:family="table-cell">
      <style:table-cell-properties style:vertical-align="middle" fo:padding="0.049cm" fo:border="0.05pt solid #a2a9b1"/>
    </style:style>
    <style:style style:name="Tabla1.B28" style:family="table-cell">
      <style:table-cell-properties style:vertical-align="middle" fo:padding="0.049cm" fo:border="0.05pt solid #a2a9b1"/>
    </style:style>
    <style:style style:name="Tabla1.A29" style:family="table-cell">
      <style:table-cell-properties style:vertical-align="middle" fo:padding="0.049cm" fo:border="0.05pt solid #a2a9b1"/>
    </style:style>
    <style:style style:name="Tabla1.B29" style:family="table-cell">
      <style:table-cell-properties style:vertical-align="middle" fo:padding="0.049cm" fo:border="0.05pt solid #a2a9b1"/>
    </style:style>
    <style:style style:name="Tabla1.A30" style:family="table-cell">
      <style:table-cell-properties style:vertical-align="middle" fo:padding="0.049cm" fo:border="0.05pt solid #a2a9b1"/>
    </style:style>
    <style:style style:name="Tabla1.B30" style:family="table-cell">
      <style:table-cell-properties style:vertical-align="middle" fo:padding="0.049cm" fo:border="0.05pt solid #a2a9b1"/>
    </style:style>
    <style:style style:name="Tabla1.A31" style:family="table-cell">
      <style:table-cell-properties style:vertical-align="middle" fo:padding="0.049cm" fo:border="0.05pt solid #a2a9b1"/>
    </style:style>
    <style:style style:name="Tabla1.B31" style:family="table-cell">
      <style:table-cell-properties style:vertical-align="middle" fo:padding="0.049cm" fo:border="0.05pt solid #a2a9b1"/>
    </style:style>
    <style:style style:name="Tabla1.A32" style:family="table-cell">
      <style:table-cell-properties style:vertical-align="middle" fo:padding="0.049cm" fo:border="0.05pt solid #a2a9b1"/>
    </style:style>
    <style:style style:name="Tabla1.B32" style:family="table-cell">
      <style:table-cell-properties style:vertical-align="middle" fo:padding="0.049cm" fo:border="0.05pt solid #a2a9b1"/>
    </style:style>
    <style:style style:name="Tabla1.A33" style:family="table-cell">
      <style:table-cell-properties style:vertical-align="middle" fo:padding="0.049cm" fo:border="0.05pt solid #a2a9b1"/>
    </style:style>
    <style:style style:name="Tabla1.B33" style:family="table-cell">
      <style:table-cell-properties style:vertical-align="middle" fo:padding="0.049cm" fo:border="0.05pt solid #a2a9b1"/>
    </style:style>
    <style:style style:name="Tabla1.A34" style:family="table-cell">
      <style:table-cell-properties style:vertical-align="middle" fo:padding="0.049cm" fo:border="0.05pt solid #a2a9b1"/>
    </style:style>
    <style:style style:name="Tabla1.B34" style:family="table-cell">
      <style:table-cell-properties style:vertical-align="middle" fo:padding="0.049cm" fo:border="0.05pt solid #a2a9b1"/>
    </style:style>
    <style:style style:name="Tabla1.A35" style:family="table-cell">
      <style:table-cell-properties style:vertical-align="middle" fo:padding="0.049cm" fo:border="0.05pt solid #a2a9b1"/>
    </style:style>
    <style:style style:name="Tabla1.B35" style:family="table-cell">
      <style:table-cell-properties style:vertical-align="middle" fo:padding="0.049cm" fo:border="0.05pt solid #a2a9b1"/>
    </style:style>
    <style:style style:name="Tabla1.A36" style:family="table-cell">
      <style:table-cell-properties style:vertical-align="middle" fo:padding="0.049cm" fo:border="0.05pt solid #a2a9b1"/>
    </style:style>
    <style:style style:name="Tabla1.B36" style:family="table-cell">
      <style:table-cell-properties style:vertical-align="middle" fo:padding="0.049cm" fo:border="0.05pt solid #a2a9b1"/>
    </style:style>
    <style:style style:name="Tabla1.A37" style:family="table-cell">
      <style:table-cell-properties style:vertical-align="middle" fo:padding="0.049cm" fo:border="0.05pt solid #a2a9b1"/>
    </style:style>
    <style:style style:name="Tabla1.B37" style:family="table-cell">
      <style:table-cell-properties style:vertical-align="middle" fo:padding="0.049cm" fo:border="0.05pt solid #a2a9b1"/>
    </style:style>
    <style:style style:name="Tabla1.A38" style:family="table-cell">
      <style:table-cell-properties style:vertical-align="middle" fo:padding="0.049cm" fo:border="0.05pt solid #a2a9b1"/>
    </style:style>
    <style:style style:name="Tabla1.B38" style:family="table-cell">
      <style:table-cell-properties style:vertical-align="middle" fo:padding="0.049cm" fo:border="0.05pt solid #a2a9b1"/>
    </style:style>
    <style:style style:name="Tabla1.A39" style:family="table-cell">
      <style:table-cell-properties style:vertical-align="middle" fo:padding="0.049cm" fo:border="0.05pt solid #a2a9b1"/>
    </style:style>
    <style:style style:name="Tabla1.B39" style:family="table-cell">
      <style:table-cell-properties style:vertical-align="middle" fo:padding="0.049cm" fo:border="0.05pt solid #a2a9b1"/>
    </style:style>
    <style:style style:name="Tabla1.A40" style:family="table-cell">
      <style:table-cell-properties style:vertical-align="middle" fo:padding="0.049cm" fo:border="0.05pt solid #a2a9b1"/>
    </style:style>
    <style:style style:name="Tabla1.B40" style:family="table-cell">
      <style:table-cell-properties style:vertical-align="middle" fo:padding="0.049cm" fo:border="0.05pt solid #a2a9b1"/>
    </style:style>
    <style:style style:name="Tabla1.A41" style:family="table-cell">
      <style:table-cell-properties style:vertical-align="middle" fo:padding="0.049cm" fo:border="0.05pt solid #a2a9b1"/>
    </style:style>
    <style:style style:name="Tabla1.B41" style:family="table-cell">
      <style:table-cell-properties style:vertical-align="middle" fo:padding="0.049cm" fo:border="0.05pt solid #a2a9b1"/>
    </style:style>
    <style:style style:name="Tabla1.A42" style:family="table-cell">
      <style:table-cell-properties style:vertical-align="middle" fo:padding="0.049cm" fo:border="0.05pt solid #a2a9b1"/>
    </style:style>
    <style:style style:name="Tabla1.B42" style:family="table-cell">
      <style:table-cell-properties style:vertical-align="middle" fo:padding="0.049cm" fo:border="0.05pt solid #a2a9b1"/>
    </style:style>
    <style:style style:name="Tabla1.A43" style:family="table-cell">
      <style:table-cell-properties style:vertical-align="middle" fo:padding="0.049cm" fo:border="0.05pt solid #a2a9b1"/>
    </style:style>
    <style:style style:name="Tabla1.B43" style:family="table-cell">
      <style:table-cell-properties style:vertical-align="middle" fo:padding="0.049cm" fo:border="0.05pt solid #a2a9b1"/>
    </style:style>
    <style:style style:name="Tabla1.A44" style:family="table-cell">
      <style:table-cell-properties style:vertical-align="middle" fo:padding="0.049cm" fo:border="0.05pt solid #a2a9b1"/>
    </style:style>
    <style:style style:name="Tabla1.B44" style:family="table-cell">
      <style:table-cell-properties style:vertical-align="middle" fo:padding="0.049cm" fo:border="0.05pt solid #a2a9b1"/>
    </style:style>
    <style:style style:name="Tabla1.A45" style:family="table-cell">
      <style:table-cell-properties style:vertical-align="middle" fo:padding="0.049cm" fo:border="0.05pt solid #a2a9b1"/>
    </style:style>
    <style:style style:name="Tabla1.B45" style:family="table-cell">
      <style:table-cell-properties style:vertical-align="middle" fo:padding="0.049cm" fo:border="0.05pt solid #a2a9b1"/>
    </style:style>
    <style:style style:name="Tabla1.A46" style:family="table-cell">
      <style:table-cell-properties style:vertical-align="middle" fo:padding="0.049cm" fo:border="0.05pt solid #a2a9b1"/>
    </style:style>
    <style:style style:name="Tabla1.B46" style:family="table-cell">
      <style:table-cell-properties style:vertical-align="middle" fo:padding="0.049cm" fo:border="0.05pt solid #a2a9b1"/>
    </style:style>
    <style:style style:name="Tabla1.A47" style:family="table-cell">
      <style:table-cell-properties style:vertical-align="middle" fo:padding="0.049cm" fo:border="0.05pt solid #a2a9b1"/>
    </style:style>
    <style:style style:name="Tabla1.B47" style:family="table-cell">
      <style:table-cell-properties style:vertical-align="middle" fo:padding="0.049cm" fo:border="0.05pt solid #a2a9b1"/>
    </style:style>
    <style:style style:name="P1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0b1c0" officeooo:paragraph-rsid="0010b1c0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40fa6" officeooo:paragraph-rsid="00140fa6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1ffbe" officeooo:paragraph-rsid="0011ffbe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12e898" officeooo:paragraph-rsid="0012e898"/>
    </style:style>
    <style:style style:name="P5" style:family="paragraph" style:parent-style-name="Header">
      <style:text-properties officeooo:rsid="0017fdc0" officeooo:paragraph-rsid="0017fdc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sans-serif" fo:font-size="10.5pt" fo:letter-spacing="normal" fo:font-style="normal" style:text-underline-style="none" fo:font-weight="normal" officeooo:paragraph-rsid="0010b1c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paragraph-rsid="0011ffbe" style:text-blinking="fals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0b1c0" officeooo:paragraph-rsid="0010b1c0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12e898" officeooo:paragraph-rsid="0012e898" style:text-blinking="false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2e898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fo:font-style="normal" style:text-underline-style="none" fo:font-weight="normal" officeooo:rsid="0017fdc0" officeooo:paragraph-rsid="0017fdc0" style:font-style-asian="normal" style:font-weight-asian="normal" style:font-style-complex="normal" style:font-weight-complex="normal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text-properties fo:font-weight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12e898" style:text-blinking="false" fo:background-color="#ffffff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15fce6" style:text-blinking="false" fo:background-color="#ffffff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140fa6" style:text-blinking="false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12e898" style:text-blinking="false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15fce6" style:text-blinking="false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Que es bash?</text:p>
      <text:p text:style-name="P1"/>
      <text:p text:style-name="P2">Es un interprete de comandos que ejecutan cierta funcion y se puede ver a traves de una ventana, la cual solo acepta texto. Bash puede leer y ejecutar ordenes desde un archivo generalmente llamado guion o script. </text:p>
      <text:p text:style-name="P2"/>
      <text:p text:style-name="P2">Con esta ventana se puede explorar o hacer muchas cosas con los archivos o directorios almacenados en el disco.</text:p>
      <text:p text:style-name="P6"/>
      <text:p text:style-name="P3"/>
      <text:p text:style-name="P3">Que es Shell?</text:p>
      <text:p text:style-name="P3"/>
      <text:p text:style-name="P2">Es como bash, un interprete de comandos que puede ejecutar muchas acciones con directorios o el sistema operativo. </text:p>
      <text:p text:style-name="P2">Esta programa puede ser con lineas de comandos, por medio grafico o de lenguaje natural.</text:p>
      <text:p text:style-name="P7"/>
      <text:p text:style-name="P9">Que es Terminal?</text:p>
      <text:p text:style-name="P4"><text:span text:style-name="T8">S</text:span><text:span text:style-name="T5">e denomina terminal o consola (</text:span><text:a xlink:type="simple" xlink:href="https://es.wikipedia.org/wiki/Hardware" text:style-name="Internet_20_link" text:visited-style-name="Visited_20_Internet_20_Link"><text:span text:style-name="T2">hardware</text:span></text:a><text:span text:style-name="T5">) a un dispositivo electrónico o electromecánico que se utiliza para interactuar con un</text:span><text:span text:style-name="T6">a computadora</text:span><text:span text:style-name="T5">. El concepto de terminal suele confundirse con el de </text:span><text:a xlink:type="simple" xlink:href="https://es.wikipedia.org/wiki/Emulador_de_terminal" text:style-name="Internet_20_link" text:visited-style-name="Visited_20_Internet_20_Link"><text:span text:style-name="T2">emulador virtual</text:span></text:a><text:span text:style-name="T5">, que consiste en un programa que emula las especificaciones de un terminal estándar (p. ej. VT52, VT100, VIP, </text:span><text:a xlink:type="simple" xlink:href="https://es.wikipedia.org/wiki/IBM_3270" text:style-name="Internet_20_link" text:visited-style-name="Visited_20_Internet_20_Link"><text:span text:style-name="T2">IBM 3270</text:span></text:a><text:span text:style-name="T5">). Un terminal, por su parte, puede definirse como cada uno de los ordenadores conectados a la red. También recibe el nombre de </text:span><text:span text:style-name="T8">nodo</text:span><text:span text:style-name="T2"> </text:span><text:span text:style-name="T5">o estación de trabajo.</text:span></text:p>
      <text:p text:style-name="P9"/>
      <text:p text:style-name="P9">Que es Prompt?</text:p>
      <text:p text:style-name="P10"><text:span text:style-name="T7">Se llama prompt al carácter o conjunto de caracteres que se muestran en una </text:span><text:span text:style-name="T8">Linea de comandos</text:span><text:span text:style-name="T3"> </text:span><text:span text:style-name="T7">para indicar que está a la espera de órdenes. Este puede variar dependiendo del </text:span><text:span text:style-name="T4">interprete de comandos</text:span><text:span text:style-name="T1"> </text:span><text:span text:style-name="T7">y suele ser configurable.</text:span></text:p>
      <text:p text:style-name="P11">Algunos comandos para gestiones de directorios son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Comando</text:p>
          </table:table-cell>
          <table:table-cell table:style-name="Tabla1.A1" office:value-type="string">
            <text:p text:style-name="P12">Descripción</text:p>
          </table:table-cell>
        </table:table-row>
        <table:table-row>
          <table:table-cell table:style-name="Tabla1.A2" office:value-type="string">
            <text:p text:style-name="P13">ls</text:p>
          </table:table-cell>
          <table:table-cell table:style-name="Tabla1.B2" office:value-type="string">
            <text:p text:style-name="Table_20_Contents">Lista los archivos y directorios</text:p>
          </table:table-cell>
        </table:table-row>
        <table:table-row>
          <table:table-cell table:style-name="Tabla1.A3" office:value-type="string">
            <text:p text:style-name="P13">sort</text:p>
          </table:table-cell>
          <table:table-cell table:style-name="Tabla1.B3" office:value-type="string">
            <text:p text:style-name="Table_20_Contents">Ordena alfabéticamente una lista de archivos</text:p>
          </table:table-cell>
        </table:table-row>
        <table:table-row>
          <table:table-cell table:style-name="Tabla1.A4" office:value-type="string">
            <text:p text:style-name="P13">cd</text:p>
          </table:table-cell>
          <table:table-cell table:style-name="Tabla1.B4" office:value-type="string">
            <text:p text:style-name="Table_20_Contents">Cambia de directorio</text:p>
          </table:table-cell>
        </table:table-row>
        <table:table-row>
          <table:table-cell table:style-name="Tabla1.A5" office:value-type="string">
            <text:p text:style-name="P13">pwd</text:p>
          </table:table-cell>
          <table:table-cell table:style-name="Tabla1.B5" office:value-type="string">
            <text:p text:style-name="Table_20_Contents">Muestra la ruta al directorio actual</text:p>
          </table:table-cell>
        </table:table-row>
        <table:table-row>
          <table:table-cell table:style-name="Tabla1.A6" office:value-type="string">
            <text:p text:style-name="P13">tree</text:p>
          </table:table-cell>
          <table:table-cell table:style-name="Tabla1.B6" office:value-type="string">
            <text:p text:style-name="Table_20_Contents">Muestra la estructura de directorios y archivos en forma gráfica</text:p>
          </table:table-cell>
        </table:table-row>
        <table:table-row>
          <table:table-cell table:style-name="Tabla1.A7" office:value-type="string">
            <text:p text:style-name="P13">mkdir</text:p>
          </table:table-cell>
          <table:table-cell table:style-name="Tabla1.B7" office:value-type="string">
            <text:p text:style-name="Table_20_Contents">Crea un directorio</text:p>
          </table:table-cell>
        </table:table-row>
        <table:table-row>
          <table:table-cell table:style-name="Tabla1.A8" office:value-type="string">
            <text:p text:style-name="P13">rmdir</text:p>
          </table:table-cell>
          <table:table-cell table:style-name="Tabla1.B8" office:value-type="string">
            <text:p text:style-name="Table_20_Contents">Borra directorios (los directorios deben estar vacíos).</text:p>
          </table:table-cell>
        </table:table-row>
        <table:table-row>
          <table:table-cell table:style-name="Tabla1.A9" office:value-type="string">
            <text:p text:style-name="P13">rm -r</text:p>
          </table:table-cell>
          <table:table-cell table:style-name="Tabla1.B9" office:value-type="string">
            <text:p text:style-name="Table_20_Contents">Borra directorios (los directorios pueden no estar vacíos)</text:p>
          </table:table-cell>
        </table:table-row>
        <table:table-row>
          <table:table-cell table:style-name="Tabla1.A10" office:value-type="string">
            <text:p text:style-name="P13">cp</text:p>
          </table:table-cell>
          <table:table-cell table:style-name="Tabla1.B10" office:value-type="string">
            <text:p text:style-name="Table_20_Contents">Copia archivos</text:p>
          </table:table-cell>
        </table:table-row>
        <table:table-row>
          <table:table-cell table:style-name="Tabla1.A11" office:value-type="string">
            <text:p text:style-name="P13">rm</text:p>
          </table:table-cell>
          <table:table-cell table:style-name="Tabla1.B11" office:value-type="string">
            <text:p text:style-name="Table_20_Contents">Borra archivos</text:p>
          </table:table-cell>
        </table:table-row>
        <text:soft-page-break/>
        <table:table-row>
          <table:table-cell table:style-name="Tabla1.A12" office:value-type="string">
            <text:p text:style-name="P13">mv</text:p>
          </table:table-cell>
          <table:table-cell table:style-name="Tabla1.B12" office:value-type="string">
            <text:p text:style-name="Table_20_Contents">Mueve o renombra archivos y directorios</text:p>
          </table:table-cell>
        </table:table-row>
        <table:table-row>
          <table:table-cell table:style-name="Tabla1.A13" office:value-type="string">
            <text:p text:style-name="P13">cat</text:p>
          </table:table-cell>
          <table:table-cell table:style-name="Tabla1.B13" office:value-type="string">
            <text:p text:style-name="Table_20_Contents">Muestra el contenido de uno o varios archivos</text:p>
          </table:table-cell>
        </table:table-row>
        <table:table-row>
          <table:table-cell table:style-name="Tabla1.A14" office:value-type="string">
            <text:p text:style-name="P13">more</text:p>
          </table:table-cell>
          <table:table-cell table:style-name="Tabla1.B14" office:value-type="string">
            <text:p text:style-name="Table_20_Contents">Ve el contenido de los archivos página a página</text:p>
          </table:table-cell>
        </table:table-row>
        <table:table-row>
          <table:table-cell table:style-name="Tabla1.A15" office:value-type="string">
            <text:p text:style-name="P13">less</text:p>
          </table:table-cell>
          <table:table-cell table:style-name="Tabla1.B15" office:value-type="string">
            <text:p text:style-name="Table_20_Contents">Ve el contenido de los archivos</text:p>
          </table:table-cell>
        </table:table-row>
        <table:table-row>
          <table:table-cell table:style-name="Tabla1.A16" office:value-type="string">
            <text:p text:style-name="P13">split</text:p>
          </table:table-cell>
          <table:table-cell table:style-name="Tabla1.B16" office:value-type="string">
            <text:p text:style-name="Table_20_Contents">Dividir archivos</text:p>
          </table:table-cell>
        </table:table-row>
        <table:table-row>
          <table:table-cell table:style-name="Tabla1.A17" office:value-type="string">
            <text:p text:style-name="P13">find</text:p>
          </table:table-cell>
          <table:table-cell table:style-name="Tabla1.B17" office:value-type="string">
            <text:p text:style-name="Table_20_Contents">Busca archivos</text:p>
          </table:table-cell>
        </table:table-row>
        <table:table-row>
          <table:table-cell table:style-name="Tabla1.A18" office:value-type="string">
            <text:p text:style-name="P13">locate</text:p>
          </table:table-cell>
          <table:table-cell table:style-name="Tabla1.B18" office:value-type="string">
            <text:p text:style-name="Table_20_Contents">Localiza archivos según una lista generada</text:p>
          </table:table-cell>
        </table:table-row>
        <table:table-row>
          <table:table-cell table:style-name="Tabla1.A19" office:value-type="string">
            <text:p text:style-name="P13">updatedb</text:p>
          </table:table-cell>
          <table:table-cell table:style-name="Tabla1.B19" office:value-type="string">
            <text:p text:style-name="Table_20_Contents">Actualiza la lista de los archivos existentes</text:p>
          </table:table-cell>
        </table:table-row>
        <table:table-row>
          <table:table-cell table:style-name="Tabla1.A20" office:value-type="string">
            <text:p text:style-name="P13">whereis</text:p>
          </table:table-cell>
          <table:table-cell table:style-name="Tabla1.B20" office:value-type="string">
            <text:p text:style-name="Table_20_Contents">Muestra la ubicación de un archivo</text:p>
          </table:table-cell>
        </table:table-row>
        <table:table-row>
          <table:table-cell table:style-name="Tabla1.A21" office:value-type="string">
            <text:p text:style-name="P13">file</text:p>
          </table:table-cell>
          <table:table-cell table:style-name="Tabla1.B21" office:value-type="string">
            <text:p text:style-name="Table_20_Contents">Muestra el tipo de archivo</text:p>
          </table:table-cell>
        </table:table-row>
        <table:table-row>
          <table:table-cell table:style-name="Tabla1.A22" office:value-type="string">
            <text:p text:style-name="P13">whatis</text:p>
          </table:table-cell>
          <table:table-cell table:style-name="Tabla1.B22" office:value-type="string">
            <text:p text:style-name="Table_20_Contents">Muestra descripción del archivo</text:p>
          </table:table-cell>
        </table:table-row>
        <table:table-row>
          <table:table-cell table:style-name="Tabla1.A23" office:value-type="string">
            <text:p text:style-name="P13">wc</text:p>
          </table:table-cell>
          <table:table-cell table:style-name="Tabla1.B23" office:value-type="string">
            <text:p text:style-name="Table_20_Contents">Muestra el total de líneas, palabras o caracteres en un archivo</text:p>
          </table:table-cell>
        </table:table-row>
        <table:table-row>
          <table:table-cell table:style-name="Tabla1.A24" office:value-type="string">
            <text:p text:style-name="P13">grep</text:p>
          </table:table-cell>
          <table:table-cell table:style-name="Tabla1.B24" office:value-type="string">
            <text:p text:style-name="Table_20_Contents">Busca un texto en un archivo</text:p>
          </table:table-cell>
        </table:table-row>
        <table:table-row>
          <table:table-cell table:style-name="Tabla1.A25" office:value-type="string">
            <text:p text:style-name="P13">head</text:p>
          </table:table-cell>
          <table:table-cell table:style-name="Tabla1.B25" office:value-type="string">
            <text:p text:style-name="Table_20_Contents">Muestra el inicio de un archivo</text:p>
          </table:table-cell>
        </table:table-row>
        <table:table-row>
          <table:table-cell table:style-name="Tabla1.A26" office:value-type="string">
            <text:p text:style-name="P13">tail</text:p>
          </table:table-cell>
          <table:table-cell table:style-name="Tabla1.B26" office:value-type="string">
            <text:p text:style-name="Table_20_Contents">Muestra el final de un archivo</text:p>
          </table:table-cell>
        </table:table-row>
        <table:table-row>
          <table:table-cell table:style-name="Tabla1.A27" office:value-type="string">
            <text:p text:style-name="P13">tailf</text:p>
          </table:table-cell>
          <table:table-cell table:style-name="Tabla1.B27" office:value-type="string">
            <text:p text:style-name="Table_20_Contents">Muestra el final de un archivo y lo que se añada en el instante (logs)</text:p>
          </table:table-cell>
        </table:table-row>
        <table:table-row>
          <table:table-cell table:style-name="Tabla1.A28" office:value-type="string">
            <text:p text:style-name="P13">tr</text:p>
          </table:table-cell>
          <table:table-cell table:style-name="Tabla1.B28" office:value-type="string">
            <text:p text:style-name="Table_20_Contents">Reemplaza caracteres en un fichero de texto</text:p>
          </table:table-cell>
        </table:table-row>
        <table:table-row>
          <table:table-cell table:style-name="Tabla1.A29" office:value-type="string">
            <text:p text:style-name="P13">sed</text:p>
          </table:table-cell>
          <table:table-cell table:style-name="Tabla1.B29" office:value-type="string">
            <text:p text:style-name="Table_20_Contents">Cambia una cadena de caracteres por otra</text:p>
          </table:table-cell>
        </table:table-row>
        <table:table-row>
          <table:table-cell table:style-name="Tabla1.A30" office:value-type="string">
            <text:p text:style-name="P13">join</text:p>
          </table:table-cell>
          <table:table-cell table:style-name="Tabla1.B30" office:value-type="string">
            <text:p text:style-name="Table_20_Contents">Cruza la información de dos archivos y muestra las partes que se repiten</text:p>
          </table:table-cell>
        </table:table-row>
        <table:table-row>
          <table:table-cell table:style-name="Tabla1.A31" office:value-type="string">
            <text:p text:style-name="P13">paste</text:p>
          </table:table-cell>
          <table:table-cell table:style-name="Tabla1.B31" office:value-type="string">
            <text:p text:style-name="Table_20_Contents">Toma la primera línea de cada archivo y las combina para formar una línea de salida</text:p>
          </table:table-cell>
        </table:table-row>
        <table:table-row>
          <table:table-cell table:style-name="Tabla1.A32" office:value-type="string">
            <text:p text:style-name="P13">uniq</text:p>
          </table:table-cell>
          <table:table-cell table:style-name="Tabla1.B32" office:value-type="string">
            <text:p text:style-name="Table_20_Contents">Elimina líneas repetidas adyacentes del archivo entrada cuando copia al archivo salida</text:p>
          </table:table-cell>
        </table:table-row>
        <table:table-row>
          <table:table-cell table:style-name="Tabla1.A33" office:value-type="string">
            <text:p text:style-name="P13">cut</text:p>
          </table:table-cell>
          <table:table-cell table:style-name="Tabla1.B33" office:value-type="string">
            <text:p text:style-name="Table_20_Contents">Sirve para seleccionar columnas de una tabla o campos de cada línea de archivo</text:p>
          </table:table-cell>
        </table:table-row>
        <table:table-row>
          <table:table-cell table:style-name="Tabla1.A34" office:value-type="string">
            <text:p text:style-name="P13">ln</text:p>
          </table:table-cell>
          <table:table-cell table:style-name="Tabla1.B34" office:value-type="string">
            <text:p text:style-name="Table_20_Contents">Crea enlaces a archivos o carpetas</text:p>
          </table:table-cell>
        </table:table-row>
        <table:table-row>
          <table:table-cell table:style-name="Tabla1.A35" office:value-type="string">
            <text:p text:style-name="P13">diff</text:p>
          </table:table-cell>
          <table:table-cell table:style-name="Tabla1.B35" office:value-type="string">
            <text:p text:style-name="Table_20_Contents">Muestra las diferencias entre dos archivos</text:p>
          </table:table-cell>
        </table:table-row>
        <table:table-row>
          <table:table-cell table:style-name="Tabla1.A36" office:value-type="string">
            <text:p text:style-name="P13">fuser</text:p>
          </table:table-cell>
          <table:table-cell table:style-name="Tabla1.B36" office:value-type="string">
            <text:p text:style-name="Table_20_Contents">Muestra que usuario tiene en uso o bloqueado un archivo o recurso</text:p>
          </table:table-cell>
        </table:table-row>
        <table:table-row>
          <table:table-cell table:style-name="Tabla1.A37" office:value-type="string">
            <text:p text:style-name="P13">tar</text:p>
          </table:table-cell>
          <table:table-cell table:style-name="Tabla1.B37" office:value-type="string">
            <text:p text:style-name="Table_20_Contents">Empaqueta archivos</text:p>
          </table:table-cell>
        </table:table-row>
        <table:table-row>
          <table:table-cell table:style-name="Tabla1.A38" office:value-type="string">
            <text:p text:style-name="P13">gzip</text:p>
          </table:table-cell>
          <table:table-cell table:style-name="Tabla1.B38" office:value-type="string">
            <text:p text:style-name="Table_20_Contents">Comprime archivos en formato .gz</text:p>
          </table:table-cell>
        </table:table-row>
        <table:table-row>
          <table:table-cell table:style-name="Tabla1.A39" office:value-type="string">
            <text:p text:style-name="P13">gunzip</text:p>
          </table:table-cell>
          <table:table-cell table:style-name="Tabla1.B39" office:value-type="string">
            <text:p text:style-name="Table_20_Contents">Descomprime archivos en formato .gz</text:p>
          </table:table-cell>
        </table:table-row>
        <table:table-row>
          <table:table-cell table:style-name="Tabla1.A40" office:value-type="string">
            <text:p text:style-name="P13">compress</text:p>
          </table:table-cell>
          <table:table-cell table:style-name="Tabla1.B40" office:value-type="string">
            <text:p text:style-name="Table_20_Contents">Comprime archivos Z</text:p>
          </table:table-cell>
        </table:table-row>
        <table:table-row>
          <table:table-cell table:style-name="Tabla1.A41" office:value-type="string">
            <text:p text:style-name="P13">uncompress</text:p>
          </table:table-cell>
          <table:table-cell table:style-name="Tabla1.B41" office:value-type="string">
            <text:p text:style-name="Table_20_Contents">Descomprime archivos Z</text:p>
          </table:table-cell>
        </table:table-row>
        <table:table-row>
          <table:table-cell table:style-name="Tabla1.A42" office:value-type="string">
            <text:p text:style-name="P13">chmod</text:p>
          </table:table-cell>
          <table:table-cell table:style-name="Tabla1.B42" office:value-type="string">
            <text:p text:style-name="Table_20_Contents">Cambia permisos de archivos y directorios</text:p>
          </table:table-cell>
        </table:table-row>
        <table:table-row>
          <table:table-cell table:style-name="Tabla1.A43" office:value-type="string">
            <text:p text:style-name="P13">chown</text:p>
          </table:table-cell>
          <table:table-cell table:style-name="Tabla1.B43" office:value-type="string">
            <text:p text:style-name="Table_20_Contents">Cambia de propietario/usuario</text:p>
          </table:table-cell>
        </table:table-row>
        <table:table-row>
          <table:table-cell table:style-name="Tabla1.A44" office:value-type="string">
            <text:p text:style-name="P13">chgrp</text:p>
          </table:table-cell>
          <table:table-cell table:style-name="Tabla1.B44" office:value-type="string">
            <text:p text:style-name="Table_20_Contents">Cambia de grupo</text:p>
          </table:table-cell>
        </table:table-row>
        <table:table-row>
          <table:table-cell table:style-name="Tabla1.A45" office:value-type="string">
            <text:p text:style-name="P13">vi</text:p>
          </table:table-cell>
          <table:table-cell table:style-name="Tabla1.B45" office:value-type="string">
            <text:p text:style-name="Table_20_Contents">Abre el editor de texto vi</text:p>
          </table:table-cell>
        </table:table-row>
        <table:table-row>
          <table:table-cell table:style-name="Tabla1.A46" office:value-type="string">
            <text:p text:style-name="P13">nano</text:p>
          </table:table-cell>
          <table:table-cell table:style-name="Tabla1.B46" office:value-type="string">
            <text:p text:style-name="Table_20_Contents">Abre el editor de texto nano</text:p>
          </table:table-cell>
        </table:table-row>
        <table:table-row>
          <table:table-cell table:style-name="Tabla1.A47" office:value-type="string">
            <text:p text:style-name="P13">pico</text:p>
          </table:table-cell>
          <table:table-cell table:style-name="Tabla1.B47" office:value-type="string">
            <text:p text:style-name="Table_20_Contents">Edita un fichero de texto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fdc0" officeooo:paragraph-rsid="0017fdc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evin Francisco Sicán Girón<text:tab/>201114165</text:p>
        <text:p text:style-name="MP1">Proyectos IE</text:p>
        <text:p text:style-name="MP1">Diciembre 2020</text:p>
        <text:p text:style-name="MP1">Tarea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22:25:46.766738038</meta:creation-date>
    <dc:date>2020-12-09T18:18:59.196894152</dc:date>
    <meta:editing-duration>PT24M53S</meta:editing-duration>
    <meta:editing-cycles>5</meta:editing-cycles>
    <meta:generator>LibreOffice/6.0.3.2$Linux_X86_64 LibreOffice_project/00m0$Build-2</meta:generator>
    <meta:document-statistic meta:table-count="1" meta:image-count="0" meta:object-count="0" meta:page-count="3" meta:paragraph-count="110" meta:word-count="581" meta:character-count="3402" meta:non-whitespace-character-count="2927"/>
  </office:meta>
</office:document-meta>
</file>